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7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table:formula="of:=[.B2]-[.C2]" office:value-type="float" office:value="50">
            <text:p>50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4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4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 table:style-name="ce6" table:formula="of:=[.B5]-[.C5]" office:value-type="float" office:value="55">
            <text:p>5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5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09">
            <text:p>2010/9/9</text:p>
          </table:table-cell>
          <table:table-cell table:style-name="ce6" table:number-columns-repeated="5"/>
          <table:table-cell table:style-name="ce6" office:value-type="float" office:value="86">
            <text:p>86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4">
            <text:p>2010/9/1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6">
            <text:p>76</text:p>
          </table:table-cell>
          <table:table-cell table:style-name="ce6" table:formula="of:=[.B8]-[.C8]" office:value-type="float" office:value="66">
            <text:p>6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9-16">
            <text:p>2010/9/16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77">
            <text:p>77</text:p>
          </table:table-cell>
          <table:table-cell table:style-name="ce6" table:formula="of:=[.B9]-[.C9]" office:value-type="float" office:value="60">
            <text:p>60</text:p>
          </table:table-cell>
          <table:table-cell table:style-name="ce6"/>
          <table:table-cell table:style-name="ce6" office:value-type="float" office:value="84">
            <text:p>84</text:p>
          </table:table-cell>
          <table:table-cell table:style-name="ce6"/>
          <table:table-cell office:value-type="string">
            <text:p>走下樓量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68">
            <text:p>168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0]-[.C10]" office:value-type="float" office:value="96">
            <text:p>96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心理不平時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3">
            <text:p>2010/9/23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table:formula="of:=[.B11]-[.C11]" office:value-type="float" office:value="74">
            <text:p>7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office:value-type="string">
            <text:p>解決事情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4">
            <text:p>2010/9/24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2">
            <text:p>82</text:p>
          </table:table-cell>
          <table:table-cell table:style-name="ce6" table:formula="of:=[.B12]-[.C12]" office:value-type="float" office:value="65">
            <text:p>65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office:value-type="string">
            <text:p>網路申報掛掉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27">
            <text:p>2010/9/2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63">
            <text:p>63</text:p>
          </table:table-cell>
          <table:table-cell table:style-name="ce6" table:formula="of:=[.B13]-[.C13]" office:value-type="float" office:value="54">
            <text:p>54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3" table:number-rows-repeated="55">
          <table:table-cell table:style-name="ce4"/>
          <table:table-cell table:style-name="ce6" table:number-columns-repeated="7"/>
          <table:table-cell/>
          <table:table-cell table:style-name="ce6" table:number-columns-repeated="248"/>
        </table:table-row>
        <table:table-row table:style-name="ro3" table:number-rows-repeated="65467">
          <table:table-cell table:number-columns-repeated="257"/>
        </table:table-row>
        <table:table-row table:style-name="ro3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010/09/27</text:date>, <text:time>17:53:0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27T17:53:01.94</dc:date>
    <dc:language>en-US</dc:language>
    <meta:editing-cycles>16</meta:editing-cycles>
    <meta:editing-duration>PT01H35M59S</meta:editing-duration>
    <dc:creator>稜剛 張簡</dc:creator>
    <meta:document-statistic meta:table-count="2" meta:cell-count="84" meta:object-count="0"/>
    <meta:user-defined meta:name="Info 1"/>
    <meta:user-defined meta:name="Info 2"/>
    <meta:user-defined meta:name="Info 3"/>
    <meta:user-defined meta:name="Info 4"/>
  </office:meta>
</office:document-meta>
</file>